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Montserrat" svg:font-family="Montserrat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625in" table:align="left"/>
    </style:style>
    <style:style style:name="Table1.A" style:family="table-column">
      <style:table-column-properties style:column-width="1.5764in"/>
    </style:style>
    <style:style style:name="Table1.B" style:family="table-column">
      <style:table-column-properties style:column-width="1.5861in"/>
    </style:style>
    <style:style style:name="Table1.1" style:family="table-row">
      <style:table-row-properties fo:background-color="#f0f0f0">
        <style:background-image/>
      </style:table-row-properties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Montserrat" fo:font-size="12pt" fo:letter-spacing="normal" fo:font-style="normal" fo:font-weight="normal" officeooo:rsid="0002644f" officeooo:paragraph-rsid="0002644f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Montserrat" fo:font-size="12pt" fo:letter-spacing="normal" fo:font-style="normal" fo:font-weight="normal" officeooo:rsid="0002644f" officeooo:paragraph-rsid="00135d35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style:font-name="Montserrat" fo:font-size="12pt" fo:letter-spacing="normal" fo:font-style="normal" fo:font-weight="normal" officeooo:rsid="0002644f" officeooo:paragraph-rsid="0014ed2f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Montserrat" fo:font-size="12pt" fo:letter-spacing="normal" fo:font-style="normal" fo:font-weight="normal" officeooo:rsid="0002644f" officeooo:paragraph-rsid="0014ed2f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Montserrat" fo:font-size="12pt" fo:letter-spacing="normal" fo:font-style="normal" fo:font-weight="normal" officeooo:rsid="0002644f" officeooo:paragraph-rsid="0015fb45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Montserrat" fo:font-size="12pt" fo:letter-spacing="normal" fo:font-style="normal" fo:font-weight="normal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font-name="Montserrat" fo:font-size="12pt" fo:letter-spacing="normal" fo:font-style="normal" fo:font-weight="normal" officeooo:rsid="0002644f" officeooo:paragraph-rsid="0002644f"/>
    </style:style>
    <style:style style:name="P1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Montserrat" fo:font-size="12pt" fo:letter-spacing="normal" fo:font-style="normal" fo:font-weight="normal" officeooo:rsid="0002644f" officeooo:paragraph-rsid="0015fb45"/>
    </style:style>
    <style:style style:name="P11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style:font-name="Montserrat" fo:font-size="12pt" fo:letter-spacing="normal" fo:font-style="normal" fo:font-weight="normal" officeooo:rsid="0002644f" officeooo:paragraph-rsid="0002644f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</style:style>
    <style:style style:name="P13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f5f5f5" fo:padding-left="0.0937in" fo:padding-right="0in" fo:padding-top="0.0937in" fo:padding-bottom="0.0937in" fo:border-left="0.06pt solid #efefef" fo:border-right="none" fo:border-top="0.06pt solid #efefef" fo:border-bottom="0.06pt solid #efefef"/>
    </style:style>
    <style:style style:name="P14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fo:line-height="142%" fo:orphans="2" fo:widows="2" fo:background-color="#f5f5f5" fo:padding-left="0.0937in" fo:padding-right="0in" fo:padding-top="0.0937in" fo:padding-bottom="0.0937in" fo:border-left="0.06pt solid #efefef" fo:border-right="none" fo:border-top="0.06pt solid #efefef" fo:border-bottom="0.06pt solid #efefef"/>
    </style:style>
    <style:style style:name="P15" style:family="paragraph" style:parent-style-name="Text_20_body" style:list-style-name="L1">
      <style:paragraph-properties fo:margin-left="0in" fo:margin-right="0in" fo:margin-top="0in" fo:margin-bottom="0.0311in" loext:contextual-spacing="false" fo:line-height="162%" fo:orphans="2" fo:widows="2" fo:text-indent="0in" style:auto-text-indent="false"/>
    </style:style>
    <style:style style:name="P16" style:family="paragraph" style:parent-style-name="Text_20_body" style:list-style-name="L4">
      <style:paragraph-properties fo:margin-left="0in" fo:margin-right="0in" fo:margin-top="0in" fo:margin-bottom="0.0311in" loext:contextual-spacing="false" fo:line-height="162%" fo:orphans="2" fo:widows="2" fo:text-indent="0in" style:auto-text-indent="false"/>
    </style:style>
    <style:style style:name="P17" style:family="paragraph" style:parent-style-name="Text_20_body" style:list-style-name="L7">
      <style:paragraph-properties fo:margin-left="0in" fo:margin-right="0in" fo:margin-top="0in" fo:margin-bottom="0.0311in" loext:contextual-spacing="false" fo:line-height="162%" fo:orphans="2" fo:widows="2" fo:text-indent="0in" style:auto-text-indent="false"/>
    </style:style>
    <style:style style:name="P18" style:family="paragraph" style:parent-style-name="Text_20_body" style:list-style-name="L1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9" style:family="paragraph" style:parent-style-name="Text_20_body" style:list-style-name="L2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20" style:family="paragraph" style:parent-style-name="Text_20_body" style:list-style-name="L3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21" style:family="paragraph" style:parent-style-name="Text_20_body" style:list-style-name="L4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22" style:family="paragraph" style:parent-style-name="Text_20_body" style:list-style-name="L5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23" style:family="paragraph" style:parent-style-name="Text_20_body" style:list-style-name="L6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24" style:family="paragraph" style:parent-style-name="Text_20_body" style:list-style-name="L7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25" style:family="paragraph" style:parent-style-name="Text_20_body" style:list-style-name="L8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26" style:family="paragraph" style:parent-style-name="Text_20_body" style:list-style-name="L9">
      <style:paragraph-properties fo:margin-left="0in" fo:margin-right="0in" fo:margin-top="0in" fo:margin-bottom="0.0311in" loext:contextual-spacing="false" fo:line-height="162%" fo:orphans="2" fo:widows="2" fo:text-indent="0in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T1" style:family="text">
      <style:text-properties fo:font-variant="normal" fo:text-transform="none" style:font-name="Montserrat" fo:font-size="12pt" fo:letter-spacing="normal" fo:font-style="normal" fo:font-weight="normal"/>
    </style:style>
    <style:style style:name="T2" style:family="text">
      <style:text-properties fo:font-variant="normal" fo:text-transform="none" style:font-name="Montserrat" fo:font-size="2pt" fo:letter-spacing="normal" fo:font-style="normal" fo:font-weight="normal" style:font-size-asian="2pt" style:font-size-complex="2pt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color="#000000" style:font-name="Montserrat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Montserrat" fo:font-size="12pt" fo:letter-spacing="normal" fo:font-style="normal" fo:font-weight="bold"/>
    </style:style>
    <style:style style:name="T6" style:family="text">
      <style:text-properties fo:font-variant="normal" fo:text-transform="none" fo:color="#7451eb" style:font-name="Montserrat" fo:font-size="12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style="normal"/>
    </style:style>
    <style:style style:name="T9" style:family="text">
      <style:text-properties fo:font-style="normal" officeooo:rsid="0009cef7"/>
    </style:style>
    <style:style style:name="T10" style:family="text">
      <style:text-properties fo:font-style="normal" officeooo:rsid="00135d35"/>
    </style:style>
    <style:style style:name="T11" style:family="text">
      <style:text-properties fo:font-style="normal" officeooo:rsid="0014ed2f" style:font-size-asian="9.60000038146973pt" style:font-size-complex="11pt"/>
    </style:style>
    <style:style style:name="T12" style:family="text">
      <style:text-properties fo:color="#000000" fo:font-style="normal"/>
    </style:style>
    <style:style style:name="T13" style:family="text">
      <style:text-properties fo:color="#000000" fo:font-weight="bold"/>
    </style:style>
    <style:style style:name="T14" style:family="text">
      <style:text-properties fo:font-weight="normal"/>
    </style:style>
    <style:style style:name="T15" style:family="text">
      <style:text-properties fo:font-weight="bold"/>
    </style:style>
    <style:style style:name="T16" style:family="text">
      <style:text-properties fo:font-size="15pt" fo:font-style="normal" officeooo:rsid="0014ed2f" style:font-size-asian="15pt" style:font-size-complex="15pt"/>
    </style:style>
    <style:style style:name="T17" style:family="text">
      <style:text-properties fo:font-size="11pt" fo:font-style="normal" officeooo:rsid="0014ed2f" style:font-size-asian="9.60000038146973pt" style:font-size-complex="11pt"/>
    </style:style>
    <style:style style:name="T18" style:family="text">
      <style:text-properties fo:font-size="11pt" fo:font-style="normal" officeooo:rsid="0015fb45" style:font-size-asian="9.60000038146973pt" style:font-size-complex="11pt"/>
    </style:style>
    <style:style style:name="T19" style:family="text">
      <style:text-properties style:font-name="monospace" officeooo:rsid="0014ed2f" style:font-size-asian="9.60000038146973pt" style:font-size-complex="11pt" loext:padding-left="0.052in" loext:padding-right="0.052in" loext:padding-top="0.0193in" loext:padding-bottom="0.0193in" loext:border="0.06pt solid #000000"/>
    </style:style>
    <style:style style:name="T20" style:family="text">
      <style:text-properties fo:color="#333333" style:font-name="Helvetica Neue" fo:font-size="10.5pt" fo:font-style="normal" officeooo:rsid="0015fb45" style:font-size-asian="9.60000038146973pt" style:font-size-complex="11pt"/>
    </style:style>
    <style:style style:name="T21" style:family="text">
      <style:text-properties fo:color="#333333" style:font-name="Helvetica Neue" fo:font-size="10.5pt" fo:font-weight="normal" officeooo:rsid="0015fb45" style:font-size-asian="9.60000038146973pt" style:font-size-complex="11pt" loext:padding="0in" loext:border="none"/>
    </style:style>
    <style:style style:name="T22" style:family="text">
      <style:text-properties fo:color="#333333" style:font-name="Helvetica Neue" fo:font-size="10.5pt" fo:font-weight="bold" officeooo:rsid="0015fb45" style:font-size-asian="9.60000038146973pt" style:font-size-complex="11pt" loext:padding="0in" loext:border="none"/>
    </style:style>
    <style:style style:name="T23" style:family="text">
      <style:text-properties fo:color="#333333" style:font-name="Helvetica Neue" fo:font-size="11pt" fo:font-style="normal" officeooo:rsid="0015fb45" style:font-size-asian="9.60000038146973pt" style:font-size-complex="11pt"/>
    </style:style>
    <style:style style:name="T24" style:family="text">
      <style:text-properties fo:color="#333333" style:font-name="Helvetica Neue" fo:font-size="11pt" officeooo:rsid="0015fb45" style:font-size-asian="9.60000038146973pt" style:font-size-complex="11pt" loext:padding="0in" loext:border="none"/>
    </style:style>
    <style:style style:name="T25" style:family="text">
      <style:text-properties fo:color="#007064" style:text-line-through-style="none" style:text-line-through-type="none" style:font-name="Helvetica Neue" fo:font-size="10.5pt" style:text-underline-style="none" fo:font-weight="bold" officeooo:rsid="0015fb45" style:text-blinking="false" fo:background-color="#ffffff" loext:char-shading-value="0" style:font-size-asian="9.60000038146973pt" style:font-size-complex="11pt" loext:padding="0in" loext:border="none"/>
    </style:style>
    <style:style style:name="T26" style:family="text">
      <style:text-properties fo:color="#007064" style:text-line-through-style="none" style:text-line-through-type="none" style:font-name="Helvetica Neue" fo:font-size="10.5pt" style:text-underline-style="none" fo:font-weight="bold" officeooo:rsid="0015fb45" style:text-blinking="false" fo:background-color="transparent" loext:char-shading-value="0" style:font-size-asian="9.60000038146973pt" style:font-size-complex="11pt" loext:padding="0in" loext:border="none"/>
    </style:style>
    <style:style style:name="T27" style:family="text">
      <style:text-properties fo:color="#007064" style:text-line-through-style="none" style:text-line-through-type="none" style:font-name="Helvetica Neue" fo:font-size="11pt" style:text-underline-style="none" officeooo:rsid="0015fb45" style:text-blinking="false" fo:background-color="#ffffff" loext:char-shading-value="0" style:font-size-asian="9.60000038146973pt" style:font-size-complex="11pt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I est une abbréviation et signifie </text:span><text:span text:style-name="Strong_20_Emphasis"><text:span text:style-name="Emphasis"><text:span text:style-name="T1">Application Programming Interface</text:span></text:span></text:span><text:span text:style-name="T3"> </text:span><text:span text:style-name="T1">(ou</text:span><text:span text:style-name="Strong_20_Emphasis"><text:span text:style-name="Emphasis"><text:span text:style-name="T3"> </text:span></text:span></text:span><text:span text:style-name="Strong_20_Emphasis"><text:span text:style-name="Emphasis"><text:span text:style-name="T1">interface de programmation d’application</text:span></text:span></text:span><text:span text:style-name="T1">, en français). Pour faire simple : c’est un moyen de communication entre deux logiciels, que ce soit entre différents composants d’une application ou entre deux applications différentes.</text:span></text:p>
      <text:p text:style-name="P7"/>
      <text:p text:style-name="P8"><text:bookmark text:name="r-7498488"/><text:bookmark text:name="r-7498476"/><text:bookmark text:name="r-7498477"/>Les API permettent de communiquer des données.</text:p>
      <text:list xml:id="list1803167652" text:style-name="L1">
        <text:list-item>
          <text:p text:style-name="P15"><text:bookmark text:name="r-7498479"/><text:bookmark text:name="r-7498478"/><text:span text:style-name="T4">Elles permettent la communication entre différents composants de votre application </text:span><text:span text:style-name="Strong_20_Emphasis"><text:span text:style-name="T5">et</text:span></text:span><text:span text:style-name="T4"> entre votre application et d’autres développeurs, par l’utilisation de</text:span><text:span text:style-name="Strong_20_Emphasis"><text:span text:style-name="T4"> </text:span></text:span><text:span text:style-name="Strong_20_Emphasis"><text:span text:style-name="T5">requêtes</text:span></text:span><text:span text:style-name="T4"> et de </text:span><text:span text:style-name="Strong_20_Emphasis"><text:span text:style-name="T5">réponses</text:span></text:span><text:span text:style-name="T4">.</text:span></text:p>
        </text:list-item>
        <text:list-item>
          <text:p text:style-name="P18"><text:bookmark text:name="r-7498481"/><text:bookmark text:name="r-7498480"/>Elles donnent un moyen d’accès aux données de façon réutilisable et standardisée.</text:p>
        </text:list-item>
        <text:list-item>
          <text:p text:style-name="P18"><text:bookmark text:name="r-7498483"/><text:bookmark text:name="r-7498482"/>Les développeurs peuvent utiliser des API publiques et privées.</text:p>
        </text:list-item>
      </text:list>
      <text:p text:style-name="P2">Api rest</text:p>
      <text:p text:style-name="P2"/>
      <text:p text:style-name="P2">C’est l’un des standards de création d’API les plus logiques, efficaces, et utilisés. </text:p>
      <text:p text:style-name="P2"/>
      <text:p text:style-name="P2">REST signifie <text:span text:style-name="Strong_20_Emphasis"><text:span text:style-name="Emphasis"><text:span text:style-name="T8">Re</text:span></text:span></text:span><text:span text:style-name="Emphasis">presentational </text:span><text:span text:style-name="Strong_20_Emphasis"><text:span text:style-name="Emphasis"><text:span text:style-name="T8">S</text:span></text:span></text:span><text:span text:style-name="Emphasis">tate </text:span><text:span text:style-name="Strong_20_Emphasis"><text:span text:style-name="Emphasis"><text:span text:style-name="T8">T</text:span></text:span></text:span><text:span text:style-name="Emphasis">ransfer</text:span> (ou <text:span text:style-name="Emphasis">transfert d’état de représentation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9"><text:bookmark text:name="r-7498576"/><text:bookmark text:name="r-7498563"/><text:bookmark text:name="r-7498564"/><text:span text:style-name="Emphasis"><text:span text:style-name="T12">Toutes les API ne sont pas RESTful et les API REST ont des lignes directrices architecturales spécifiques.</text:span></text:span></text:p>
      <text:list xml:id="list4292589891" text:style-name="L2">
        <text:list-item>
          <text:p text:style-name="P19"><text:bookmark text:name="r-7498573"/><text:bookmark text:name="r-7498565"/>Les avantages clés des API REST sont les suivants :</text:p>
          <text:list>
            <text:list-item>
              <text:p text:style-name="P19"><text:bookmark text:name="r-7498572"/><text:bookmark text:name="r-7498567"/><text:bookmark text:name="r-7498566"/>la séparation du client et du serveur, qui aide à scaler plus facilement les applications ;</text:p>
            </text:list-item>
            <text:list-item>
              <text:p text:style-name="P19"><text:bookmark text:name="r-7498569"/><text:bookmark text:name="r-7498568"/>le fait d’être stateless, ce qui rend les requêtes API très spécifiques et orientées vers le détail ;</text:p>
            </text:list-item>
            <text:list-item>
              <text:p text:style-name="P19"><text:bookmark text:name="r-7498571"/><text:bookmark text:name="r-7498570"/>la possibilité de mise en cache, qui permet aux clients de sauvegarder les données, et donc de ne pas devoir constamment faire des requêtes aux serveurs.</text:p>
            </text:list-item>
          </text:list>
        </text:list-item>
        <text:list-item>
          <text:p text:style-name="P19"><text:bookmark text:name="r-7498575"/><text:bookmark text:name="r-7498574"/>SOAP est un autre type d’API, mais est plus utilisé dans les grandes entreprises.</text:p>
        </text:list-item>
      </text:list>
      <text:p text:style-name="P2"><text:span text:style-name="Emphasis"><text:span text:style-name="T1"/></text:span></text:p>
      <text:p text:style-name="P9"><text:bookmark text:name="r-7498727"/><text:bookmark text:name="r-7498726"/><text:bookmark text:name="r-7498736"/><text:span text:style-name="Emphasis"><text:span text:style-name="T12">Une ressource est un objet de type nominal utilisé pour sauvegarder des données dans une API.</text:span></text:span></text:p>
      <text:list xml:id="list4139229854" text:style-name="L3">
        <text:list-item>
          <text:p text:style-name="P20"><text:bookmark text:name="r-7498728"/><text:bookmark text:name="r-7498729"/>Une ressource peut contenir des informations supplémentaires.</text:p>
        </text:list-item>
        <text:list-item>
          <text:p text:style-name="P20"><text:bookmark text:name="r-7498730"/><text:bookmark text:name="r-7498731"/><text:soft-page-break/>Les ressources sont regroupées en collection et sont nommées au pluriel.</text:p>
        </text:list-item>
        <text:list-item>
          <text:p text:style-name="P20"><text:bookmark text:name="r-7498732"/><text:bookmark text:name="r-7498733"/>Vous pouvez accéder aux ressources dans les API avec des URI.</text:p>
        </text:list-item>
        <text:list-item>
          <text:p text:style-name="P20"><text:bookmark text:name="r-7498734"/><text:bookmark text:name="r-7498735"/>Les données REST peuvent être en langage JSON ou XML, mais le JSON est le plus courant.</text:p>
        </text:list-item>
      </text:list>
      <text:h text:style-name="P11" text:outline-level="3"><text:bookmark text:name="r-7498725"/><text:span text:style-name="Emphasis"><text:span text:style-name="T8">Distinguez XML et JSON</text:span></text:span></text:h>
      <text:p text:style-name="P2"><text:span text:style-name="Emphasis"><text:span text:style-name="T8">Les données JSON sont entourées d'accolades { }, et chaque paire clé-valeur est envoyée comme chaîne de caractères avec des guillemets autour "". </text:span></text:span></text:p>
      <text:p text:style-name="P2"><text:span text:style-name="Emphasis"><text:span text:style-name="T1"/></text:span></text:p>
      <text:p text:style-name="P2"><text:span text:style-name="Emphasis"><text:span text:style-name="T8">Le </text:span></text:span><text:span text:style-name="Emphasis"><text:span text:style-name="Strong_20_Emphasis"><text:span text:style-name="T14">path (ou </text:span></text:span></text:span><text:span text:style-name="Strong_20_Emphasis"><text:span text:style-name="Emphasis"><text:span text:style-name="T8">chemin</text:span></text:span></text:span><text:span text:style-name="Emphasis"><text:span text:style-name="Strong_20_Emphasis"><text:span text:style-name="T14">)</text:span></text:span></text:span><text:span text:style-name="Emphasis"><text:span text:style-name="T8"> que vous donnez à votre API lui permet de savoir exactement </text:span></text:span><text:span text:style-name="Emphasis"><text:span text:style-name="Strong_20_Emphasis"><text:span text:style-name="T14">où </text:span></text:span></text:span><text:span text:style-name="Emphasis"><text:span text:style-name="T8">se trouvent les données que vous voulez récupérer</text:span></text:span></text:p>
      <text:p text:style-name="P2"><text:span text:style-name="Emphasis"><text:span text:style-name="T1"/></text:span></text:p>
      <text:p text:style-name="P2"><text:span text:style-name="Emphasis"><text:span text:style-name="T8">son propre path, ou </text:span></text:span><text:span text:style-name="Emphasis">chemin de fichier</text:span><text:span text:style-name="Emphasis"><text:span text:style-name="T8">, </text:span></text:span></text:p>
      <text:p text:style-name="P2"><text:span text:style-name="Emphasis"><text:span text:style-name="T8">d’un identifiant de ressource uniforme, ou </text:span></text:span><text:span text:style-name="Strong_20_Emphasis"><text:span text:style-name="Emphasis"><text:span text:style-name="T8">URI </text:span></text:span></text:span><text:span text:style-name="Emphasis"><text:span text:style-name="T8">pour </text:span></text:span><text:span text:style-name="Emphasis"><text:span text:style-name="Strong_20_Emphasis"><text:span text:style-name="T14">U</text:span></text:span></text:span><text:span text:style-name="Emphasis">niform </text:span><text:span text:style-name="Emphasis"><text:span text:style-name="Strong_20_Emphasis"><text:span text:style-name="T14">R</text:span></text:span></text:span><text:span text:style-name="Emphasis">esource</text:span><text:span text:style-name="Strong_20_Emphasis"><text:span text:style-name="Emphasis"> </text:span></text:span><text:span text:style-name="Emphasis"><text:span text:style-name="Strong_20_Emphasis"><text:span text:style-name="T14">I</text:span></text:span></text:span><text:span text:style-name="Emphasis">dentifier</text:span><text:span text:style-name="Emphasis"><text:span text:style-name="T8">. L’URI est le moyen d’identifier votre ressource, comme une étiquette.</text:span></text:span></text:p>
      <text:p text:style-name="P2"><text:span text:style-name="Emphasis"><text:span text:style-name="T8">Un endpoint est une URL/URI qui fait partie d’une API. Si un URI est comme un chemin de fichier, alors un endpoint est comme l’adresse complète du fichier. Il vous suffit d’ajouter votre</text:span></text:span><text:span text:style-name="Emphasis"><text:span text:style-name="Strong_20_Emphasis"> </text:span></text:span><text:span text:style-name="Emphasis"><text:span text:style-name="Strong_20_Emphasis"><text:span text:style-name="T14">nom de domaine </text:span></text:span></text:span><text:span text:style-name="Emphasis"><text:span text:style-name="T8">au début de votre URI, et vous avez un endpoint  </text:span></text:span></text:p>
      <text:p text:style-name="P2"><text:span text:style-name="Emphasis"><text:span text:style-name="T1"/></text:span></text:p>
      <text:p text:style-name="P9"><text:bookmark text:name="r-7498891"/><text:bookmark text:name="r-7498890"/><text:bookmark text:name="r-7498902"/><text:span text:style-name="Emphasis"><text:span text:style-name="Strong_20_Emphasis"><text:span text:style-name="T13">Postman</text:span></text:span></text:span><text:span text:style-name="Emphasis"><text:span text:style-name="T12"> est un logiciel gratuit qui vous permet d’effectuer des requêtes API sans coder.</text:span></text:span></text:p>
      <text:list xml:id="list924823645" text:style-name="L4">
        <text:list-item>
          <text:p text:style-name="P21"><text:bookmark text:name="r-7498892"/><text:bookmark text:name="r-7498893"/>Les requêtes prennent la forme suivante :<text:line-break/>Verbe HTTP + URI + Version HTTP + Headers + Body facultatif.</text:p>
        </text:list-item>
        <text:list-item>
          <text:p text:style-name="P16"><text:bookmark text:name="r-7498894"/><text:bookmark text:name="r-7498895"/><text:span text:style-name="T4">Les verbes HTTP sont des types d’</text:span><text:span text:style-name="Strong_20_Emphasis"><text:span text:style-name="T5">actions</text:span></text:span><text:span text:style-name="T4"> que l’on peut faire lors de la formulation d’une requête.</text:span></text:p>
        </text:list-item>
        <text:list-item>
          <text:p text:style-name="P21"><text:bookmark text:name="r-7498896"/><text:bookmark text:name="r-7498897"/>Les réponses prennent la forme suivante :<text:line-break/>Code de réponse HTTP + Version HTTP + Headers + Body.</text:p>
        </text:list-item>
        <text:list-item>
          <text:p text:style-name="P16"><text:bookmark text:name="r-7498898"/><text:bookmark text:name="r-7498899"/><text:span text:style-name="T4">Les codes de réponse HTTP sont des sortes de</text:span><text:span text:style-name="Strong_20_Emphasis"><text:span text:style-name="T4"> </text:span></text:span><text:span text:style-name="Strong_20_Emphasis"><text:span text:style-name="T5">feux de signalisation</text:span></text:span><text:span text:style-name="T4"> 🚦 avec des codes spécifiques, pour informer les clients si la requête est un succès ou un échec.</text:span></text:p>
        </text:list-item>
        <text:list-item>
          <text:p text:style-name="P16"><text:bookmark text:name="r-7498900"/><text:bookmark text:name="r-7498901"/><text:span text:style-name="T4">Les codes HTTP sont codifiés en fonction du type de réponse ; vous trouverez la liste </text:span><text:a xlink:type="simple" xlink:href="https://developer.mozilla.org/fr/docs/Web/HTTP/Status" office:target-frame-name="_blank" xlink:show="new" text:style-name="Internet_20_link" text:visited-style-name="Visited_20_Internet_20_Link"><text:span text:style-name="T6">ici</text:span></text:a><text:span text:style-name="T4">.</text:span></text:p>
        </text:list-item>
      </text:list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span text:style-name="Emphasis"><text:span text:style-name="T1"/></text:span></text:p>
      <text:p text:style-name="P2"><text:bookmark text:name="r-7499264"/><text:bookmark text:name="r-7499242"/><text:bookmark text:name="r-7499263"/><text:soft-page-break/><text:span text:style-name="Emphasis"><text:span text:style-name="T2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bookmark text:name="r-7499239"/><text:bookmark text:name="r-7499238"/><text:span text:style-name="Strong_20_Emphasis"><text:span text:style-name="T15">Action CRUD</text:span></text:span><text:bookmark text:name="r-7499241"/></text:p>
          </table:table-cell>
          <table:table-cell table:style-name="Table1.A1" office:value-type="string">
            <text:p text:style-name="P12"><text:bookmark text:name="r-7499240"/><text:span text:style-name="Strong_20_Emphasis"><text:span text:style-name="T15">Verbe HTTP associé</text:span></text:span><text:bookmark text:name="r-7499247"/><text:bookmark text:name="r-7499244"/></text:p>
          </table:table-cell>
        </table:table-row>
        <table:table-row table:style-name="Table1.2">
          <table:table-cell table:style-name="Table1.A1" office:value-type="string">
            <text:p text:style-name="P12"><text:bookmark text:name="r-7499243"/>Create (Créer)<text:bookmark text:name="r-7499246"/></text:p>
          </table:table-cell>
          <table:table-cell table:style-name="Table1.A1" office:value-type="string">
            <text:p text:style-name="P12"><text:bookmark text:name="r-7499245"/>POST (Publier)<text:bookmark text:name="r-7499252"/><text:bookmark text:name="r-7499249"/></text:p>
          </table:table-cell>
        </table:table-row>
        <table:table-row table:style-name="Table1.1">
          <table:table-cell table:style-name="Table1.A1" office:value-type="string">
            <text:p text:style-name="P12"><text:bookmark text:name="r-7499248"/>Read (Lire)<text:bookmark text:name="r-7499251"/></text:p>
          </table:table-cell>
          <table:table-cell table:style-name="Table1.A1" office:value-type="string">
            <text:p text:style-name="P12"><text:bookmark text:name="r-7499250"/>GET (Obtenir)<text:bookmark text:name="r-7499257"/><text:bookmark text:name="r-7499254"/></text:p>
          </table:table-cell>
        </table:table-row>
        <table:table-row table:style-name="Table1.2">
          <table:table-cell table:style-name="Table1.A1" office:value-type="string">
            <text:p text:style-name="P12"><text:bookmark text:name="r-7499253"/>Update (Mettre à jour)<text:bookmark text:name="r-7499256"/></text:p>
          </table:table-cell>
          <table:table-cell table:style-name="Table1.A1" office:value-type="string">
            <text:p text:style-name="P12"><text:bookmark text:name="r-7499255"/>PUT (Mettre)<text:bookmark text:name="r-7499262"/><text:bookmark text:name="r-7499259"/></text:p>
          </table:table-cell>
        </table:table-row>
        <table:table-row table:style-name="Table1.1">
          <table:table-cell table:style-name="Table1.A1" office:value-type="string">
            <text:p text:style-name="P12"><text:bookmark text:name="r-7499258"/>Delete (Supprimer)<text:bookmark text:name="r-7499261"/></text:p>
          </table:table-cell>
          <table:table-cell table:style-name="Table1.A1" office:value-type="string">
            <text:p text:style-name="P12"><text:bookmark text:name="r-7499260"/>DELETE (Supprimer)</text:p>
          </table:table-cell>
        </table:table-row>
      </table:table>
      <text:p text:style-name="P2"><text:span text:style-name="Emphasis"><text:span text:style-name="T1"/></text:span></text:p>
      <text:p text:style-name="P2"><text:span text:style-name="Emphasis"><text:span text:style-name="T8"/></text:span></text:p>
      <text:p text:style-name="P2"><text:span text:style-name="Emphasis"><text:span text:style-name="T8"/></text:span></text:p>
      <text:p text:style-name="P9"><text:bookmark text:name="r-7499343"/><text:bookmark text:name="r-7499331"/><text:bookmark text:name="r-7499332"/><text:span text:style-name="Emphasis"><text:span text:style-name="T12">CRUD signifie create (créer), read (lire), update (mettre à jour) et delete (supprimer).</text:span></text:span></text:p>
      <text:list xml:id="list2487957563" text:style-name="L5">
        <text:list-item>
          <text:p text:style-name="P22"><text:bookmark text:name="r-7499334"/><text:bookmark text:name="r-7499333"/>GET est le verbe HTTP pour obtenir des données, et il est généralement utilisé avec un ID pour obtenir une donnée spécifique.</text:p>
        </text:list-item>
        <text:list-item>
          <text:p text:style-name="P22"><text:bookmark text:name="r-7499336"/><text:bookmark text:name="r-7499335"/>Les applications utilisent GET pour présenter des informations sur des pages web.</text:p>
        </text:list-item>
        <text:list-item>
          <text:p text:style-name="P22"><text:bookmark text:name="r-7499338"/><text:bookmark text:name="r-7499337"/>Utilisez Postman pour tester les API.</text:p>
        </text:list-item>
        <text:list-item>
          <text:p text:style-name="P22"><text:bookmark text:name="r-7499340"/><text:bookmark text:name="r-7499339"/>La documentation est le manuel d’utilisation d’une API.</text:p>
        </text:list-item>
        <text:list-item>
          <text:p text:style-name="P22"><text:bookmark text:name="r-7499342"/><text:bookmark text:name="r-7499341"/>La documentation vous permet de trouver la liste des endpoints accompagnée du verbe HTTP correspondant.</text:p>
          <text:p text:style-name="P22"/>
        </text:list-item>
      </text:list>
      <text:p text:style-name="P2"><text:span text:style-name="Emphasis"><text:span text:style-name="T9">Token : </text:span></text:span><text:span text:style-name="Emphasis"><text:span text:style-name="T8">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</text:span></text:span></text:p>
      <text:p text:style-name="P2"><text:span text:style-name="Emphasis"><text:span text:style-name="T8"/></text:span></text:p>
      <text:p text:style-name="P9"><text:bookmark text:name="r-7499609"/><text:bookmark text:name="r-7499605"/><text:bookmark text:name="r-7499606"/><text:span text:style-name="Emphasis"><text:span text:style-name="T12">PUT : met à jour la ressource complète (c’est-à-dire, remplace tout).</text:span></text:span></text:p>
      <text:list xml:id="list2637080709" text:style-name="L6">
        <text:list-item>
          <text:p text:style-name="P23"><text:bookmark text:name="r-7499608"/><text:bookmark text:name="r-7499607"/>PATCH : met à jour uniquement la partie de la ressource qui a été envoyée.</text:p>
        </text:list-item>
      </text:list>
      <text:p text:style-name="P2"><text:span text:style-name="Emphasis"><text:span text:style-name="T8"/></text:span></text:p>
      <text:p text:style-name="P2"><text:span text:style-name="Emphasis"><text:span text:style-name="T8"/></text:span></text:p>
      <text:p text:style-name="P2"><text:span text:style-name="Emphasis"><text:span text:style-name="T8">UI signifie User Interface ou interface utilisateur en français. LE terme UI fait référence à l’interface utilisateur par le biais de laquelle l’utilisateur interagit, que ce soit un site internet, un logiciel ou une application mobile.</text:span></text:span></text:p>
      <text:p text:style-name="P2"><text:span text:style-name="Emphasis"><text:span text:style-name="T8"/></text:span></text:p>
      <text:p text:style-name="P2"><text:span text:style-name="Emphasis"><text:span text:style-name="T8">Scaler vient de l’anglais to scale et signifie en quelques mots la capacité de votre application/logiciel/site internet à s’adapter et à fonctionner même en cas de forte augmentation soudaine du trafic,  de demandes ou juste d’un grand nombre de fonctionnalités implémentées.</text:span></text:span></text:p>
      <text:p text:style-name="P2"><text:span text:style-name="Emphasis"><text:span text:style-name="T8"/></text:span></text:p>
      <text:p text:style-name="P9"><text:bookmark text:name="r-7499926"/><text:bookmark text:name="r-7499925"/><text:bookmark text:name="r-7499933"/><text:span text:style-name="Emphasis"><text:span text:style-name="T12">De quel type d’endpoints avez-vous besoin ?</text:span></text:span></text:p>
      <text:list xml:id="list4291586222" text:style-name="L7">
        <text:list-item>
          <text:p text:style-name="P24"><text:bookmark text:name="r-7499927"/><text:bookmark text:name="r-7499928"/>Quelles ressources devez-vous créer ?</text:p>
        </text:list-item>
        <text:list-item>
          <text:p text:style-name="P17"><text:bookmark text:name="r-7499929"/><text:bookmark text:name="r-7499930"/><text:soft-page-break/><text:span text:style-name="T4">De quelles ressources avez-vous besoin pour y effectuer les opérations </text:span><text:span text:style-name="Strong_20_Emphasis"><text:span text:style-name="T5">CRUD </text:span></text:span><text:span text:style-name="T4">?</text:span></text:p>
        </text:list-item>
        <text:list-item>
          <text:p text:style-name="P17"><text:bookmark text:name="r-7499931"/><text:bookmark text:name="r-7499932"/><text:span text:style-name="T4">Avez-vous besoin des quatre opérations </text:span><text:span text:style-name="Strong_20_Emphasis"><text:span text:style-name="T5">CRUD</text:span></text:span><text:span text:style-name="T4"> pour chaque ressource ? Ou seulement d’une ou deux ?</text:span></text:p>
        </text:list-item>
      </text:list>
      <text:p text:style-name="P2"><text:span text:style-name="Emphasis"><text:span text:style-name="T8"/></text:span></text:p>
      <text:p text:style-name="P9"><text:bookmark text:name="r-7500028"/><text:bookmark text:name="r-7500027"/><text:bookmark text:name="r-7500033"/><text:span text:style-name="Emphasis"><text:span text:style-name="T12">Vous pouvez construire une API soit pour l’utiliser dans votre propre application, soit pour que d’autres développeurs puissent interagir avec vos données.</text:span></text:span></text:p>
      <text:list xml:id="list258998901" text:style-name="L8">
        <text:list-item>
          <text:p text:style-name="P25"><text:bookmark text:name="r-7500029"/><text:bookmark text:name="r-7500030"/>Il est important en concevant une API de penser à toutes les fonctionnalités nécessaires avant de commencer à la développer.</text:p>
        </text:list-item>
        <text:list-item>
          <text:p text:style-name="P25"><text:bookmark text:name="r-7500031"/><text:bookmark text:name="r-7500032"/>La documentation et une bonne gestion des erreurs sont importantes pour que d’autres développeurs puissent comprendre votre API.</text:p>
        </text:list-item>
      </text:list>
      <text:p text:style-name="P9"><text:span text:style-name="Emphasis"><text:span text:style-name="T12"/></text:span></text:p>
      <text:p text:style-name="P9"><text:bookmark text:name="r-7500219"/><text:bookmark text:name="r-7500218"/><text:bookmark text:name="r-7500224"/><text:span text:style-name="Emphasis"><text:span text:style-name="T12">Le filtrage, la recherche et le tri sont des moyens d’ajouter de la complexité à vos requêtes API.</text:span></text:span></text:p>
      <text:list xml:id="list1472884598" text:style-name="L9">
        <text:list-item>
          <text:p text:style-name="P26"><text:bookmark text:name="r-7500220"/><text:bookmark text:name="r-7500221"/>La pagination aide vos clients et utilisateurs API à éviter d’être submergés par trop de données.</text:p>
        </text:list-item>
        <text:list-item>
          <text:p text:style-name="P26"><text:bookmark text:name="r-7500222"/><text:bookmark text:name="r-7500223"/>Le versionnage vous permet de continuer à mettre à jour votre API sans casser le code des personnes qui en dépendent déjà.</text:p>
        </text:list-item>
      </text:list>
      <text:p text:style-name="P2"><text:span text:style-name="Emphasis"><text:span text:style-name="T8"/></text:span></text:p>
      <text:p text:style-name="P2"><text:span text:style-name="Emphasis"><text:span text:style-name="T8"/></text:span></text:p>
      <text:p text:style-name="P3"><text:span text:style-name="Emphasis"><text:span text:style-name="T10">Model, <text:s/>schéma, les modesl vont crée et être dans des collections.</text:span></text:span></text:p>
      <text:p text:style-name="P3"><text:span text:style-name="Emphasis"><text:span text:style-name="T10"/></text:span></text:p>
      <text:p text:style-name="P3"><text:span text:style-name="Emphasis"><text:span text:style-name="T10"/></text:span></text:p>
      <text:p text:style-name="P3"><text:span text:style-name="Emphasis"><text:span text:style-name="T10"/></text:span></text:p>
      <text:p text:style-name="P4"><text:span text:style-name="Emphasis"><text:span text:style-name="T16">Mots de passe sécurité </text:span></text:span></text:p>
      <text:p text:style-name="P4"><text:span text:style-name="Emphasis"><text:span text:style-name="T16"/></text:span></text:p>
      <text:p text:style-name="P5"><text:span text:style-name="Emphasis"><text:span text:style-name="T17">on utilise email plus mot de passe </text:span></text:span></text:p>
      <text:p text:style-name="P5"><text:span text:style-name="Emphasis"><text:span text:style-name="T17">mot de psse crypté et enregistré dans bdd</text:span></text:span></text:p>
      <text:p text:style-name="P5"><text:span text:style-name="Emphasis"><text:span text:style-name="T17">bcrypt alogorythme unidirectionnel</text:span></text:span></text:p>
      <text:p text:style-name="P5"><text:span text:style-name="Emphasis"><text:span text:style-name="Source_20_Text"><text:span text:style-name="T19">bcrypt</text:span></text:span></text:span><text:span text:style-name="Emphasis"><text:span text:style-name="T17"> </text:span></text:span><text:span text:style-name="Emphasis"><text:span text:style-name="T11">permet d'indiquer si les deux hashs ont été générés à l'aide d'un même mot de passe initial. Il nous aidera donc à implémenter correctement le stockage et la vérification sécurisés des mots de pas</text:span></text:span></text:p>
      <text:p text:style-name="P5"><text:span text:style-name="Emphasis"><text:span text:style-name="T17"/></text:span></text:p>
      <text:p text:style-name="P6"><text:span text:style-name="Emphasis"><text:span text:style-name="T18">pour la suite à chaque connexion via le login on cré un token (codage du userid de bbd), et pour chaque requete on decode le token recu du frontend et le compre à userid de bdd…</text:span></text:span></text:p>
      <text:p text:style-name="P6"><text:span text:style-name="Emphasis"><text:span text:style-name="T18"/></text:span></text:p>
      <text:p text:style-name="P6"><text:span text:style-name="Emphasis"><text:span text:style-name="T18"/></text:span></text:p>
      <text:p text:style-name="P6"><text:span text:style-name="Emphasis"><text:span text:style-name="T18"/></text:span></text:p>
      <text:p text:style-name="P6"><text:span text:style-name="Emphasis"><text:span text:style-name="T18"/></text:span></text:p>
      <text:p text:style-name="P6"><text:soft-page-break/><text:span text:style-name="Emphasis"><text:span text:style-name="T20">! C'est là que l'utilisation des variables d'environnement est pratique. Les informations sensibles ou spécifiques à la plate-forme requises par l'application peuvent être stockées localement dans des variables d'environnement.</text:span></text:span></text:p>
      <text:p text:style-name="P6"><text:span text:style-name="Emphasis"><text:span text:style-name="T23"/></text:span></text:p>
      <text:p text:style-name="P6"><text:a xlink:type="simple" xlink:href="https://www.npmjs.com/package/dotenv" office:target-frame-name="_blank" xlink:show="new" text:style-name="Internet_20_link" text:visited-style-name="Visited_20_Internet_20_Link"><text:span text:style-name="Emphasis"><text:span text:style-name="Strong_20_Emphasis"><text:span text:style-name="T25">Dotenv</text:span></text:span></text:span></text:a><text:span text:style-name="Emphasis"><text:span text:style-name="T23"> </text:span></text:span><text:span text:style-name="Emphasis"><text:span text:style-name="T20">est un module que nous utiliserons pour accéder aux variables d'environnement dans notre application. Lorsqu'uneapplication</text:span></text:span><text:span text:style-name="Emphasis"><text:span text:style-name="Strong_20_Emphasis"><text:span text:style-name="T24"> </text:span></text:span></text:span><text:span text:style-name="Emphasis"><text:span text:style-name="Strong_20_Emphasis"><text:span text:style-name="T21">NodeJs</text:span></text:span></text:span><text:span text:style-name="Emphasis"><text:span text:style-name="T23"> </text:span></text:span><text:span text:style-name="Emphasis"><text:span text:style-name="T20">s'exécute, elle injecte une variable globale appelée</text:span></text:span><text:a xlink:type="simple" xlink:href="https://nodejs.org/docs/latest/api/process.html" office:target-frame-name="_blank" xlink:show="new" text:style-name="Internet_20_link" text:visited-style-name="Visited_20_Internet_20_Link"><text:span text:style-name="Emphasis"><text:span text:style-name="Strong_20_Emphasis"><text:span text:style-name="T27"> </text:span></text:span></text:span></text:a><text:a xlink:type="simple" xlink:href="https://nodejs.org/docs/latest/api/process.html" office:target-frame-name="_blank" xlink:show="new" text:style-name="Internet_20_link" text:visited-style-name="Visited_20_Internet_20_Link"><text:span text:style-name="Emphasis"><text:span text:style-name="Strong_20_Emphasis"><text:span text:style-name="T25">process.env</text:span></text:span></text:span></text:a><text:span text:style-name="Emphasis"><text:span text:style-name="Strong_20_Emphasis"><text:span text:style-name="T24"> </text:span></text:span></text:span><text:span text:style-name="Emphasis"><text:span text:style-name="T20">qui contient des informations sur l'état de l'environnement dans lequel l'application s'exécute. </text:span></text:span><text:a xlink:type="simple" xlink:href="https://www.npmjs.com/package/dotenv" office:target-frame-name="_blank" xlink:show="new" text:style-name="Internet_20_link" text:visited-style-name="Visited_20_Internet_20_Link"><text:span text:style-name="Emphasis"><text:span text:style-name="Strong_20_Emphasis"><text:span text:style-name="T25">Dotenv</text:span></text:span></text:span></text:a><text:span text:style-name="Emphasis"><text:span text:style-name="Strong_20_Emphasis"><text:span text:style-name="T24"> </text:span></text:span></text:span><text:span text:style-name="Emphasis"><text:span text:style-name="T20">nous permettra de charger nos variables d'environnement stockées dans lefichier</text:span></text:span><text:span text:style-name="Emphasis"><text:span text:style-name="Strong_20_Emphasis"><text:span text:style-name="T24"> </text:span></text:span></text:span><text:span text:style-name="Emphasis"><text:span text:style-name="Strong_20_Emphasis"><text:span text:style-name="T21">.env</text:span></text:span></text:span><text:span text:style-name="Emphasis"><text:span text:style-name="T23"> </text:span></text:span><text:span text:style-name="Emphasis"><text:span text:style-name="T20">dans</text:span></text:span><text:a xlink:type="simple" xlink:href="https://nodejs.org/docs/latest/api/process.html" office:target-frame-name="_blank" xlink:show="new" text:style-name="Internet_20_link" text:visited-style-name="Visited_20_Internet_20_Link"><text:span text:style-name="Emphasis"><text:span text:style-name="Strong_20_Emphasis"><text:span text:style-name="T27"> </text:span></text:span></text:span></text:a><text:a xlink:type="simple" xlink:href="https://nodejs.org/docs/latest/api/process.html" office:target-frame-name="_blank" xlink:show="new" text:style-name="Internet_20_link" text:visited-style-name="Visited_20_Internet_20_Link"><text:span text:style-name="Emphasis"><text:span text:style-name="Strong_20_Emphasis"><text:span text:style-name="T25">process.env</text:span></text:span></text:span></text:a><text:span text:style-name="Emphasis"><text:span text:style-name="T23"> </text:span></text:span></text:p>
      <text:p text:style-name="P6"><text:span text:style-name="Emphasis"><text:span text:style-name="T23"/></text:span></text:p>
      <text:p text:style-name="P6"><text:a xlink:type="simple" xlink:href="https://ichi.pro/fr/gerez-les-variables-d-environnement-dans-votre-application-nodejs-avec-dotenv-90198954812747" text:style-name="Internet_20_link" text:visited-style-name="Visited_20_Internet_20_Link"><text:span text:style-name="Emphasis"><text:span text:style-name="T23">https://ichi.pro/fr/gerez-les-variables-d-environnement-dans-votre-application-nodejs-avec-dotenv-90198954812747</text:span></text:span></text:a></text:p>
      <text:p text:style-name="P6"><text:span text:style-name="Emphasis"><text:span text:style-name="T23"/></text:span></text:p>
      <text:p text:style-name="P6"><text:span text:style-name="Emphasis"><text:span text:style-name="T23"/></text:span></text:p>
      <text:p text:style-name="P10"><text:span text:style-name="Emphasis"><text:span text:style-name="T20">Ajoutez les lignes suivantes en haut du fichier </text:span></text:span><text:span text:style-name="Emphasis"><text:span text:style-name="Strong_20_Emphasis"><text:span text:style-name="T22">index.js</text:span></text:span></text:span><text:span text:style-name="Emphasis"><text:span text:style-name="T20"> pour charger les variables d'environnement du fichier </text:span></text:span><text:span text:style-name="Emphasis"><text:span text:style-name="Strong_20_Emphasis"><text:span text:style-name="T22">.env</text:span></text:span></text:span><text:span text:style-name="Emphasis"><text:span text:style-name="T20"> dans </text:span></text:span><text:a xlink:type="simple" xlink:href="https://nodejs.org/docs/latest/api/process.html" office:target-frame-name="_blank" xlink:show="new" text:style-name="Internet_20_link" text:visited-style-name="Visited_20_Internet_20_Link"><text:span text:style-name="Emphasis"><text:span text:style-name="Strong_20_Emphasis"><text:span text:style-name="T26">process.env</text:span></text:span></text:span></text:a><text:span text:style-name="Emphasis"><text:span text:style-name="T20"> :</text:span></text:span></text:p>
      <text:p text:style-name="P13"><text:span text:style-name="Source_20_Text"><text:span text:style-name="T7">const dotenv = require("dotenv");</text:span></text:span></text:p>
      <text:p text:style-name="P14"><text:span text:style-name="Source_20_Text"><text:span text:style-name="T7">dotenv.config();</text:span></text:span></text:p>
      <text:p text:style-name="P6"><text:span text:style-name="Emphasis"><text:span text:style-name="T2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Montserrat" svg:font-family="Montserrat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9:15:10.768909139</meta:creation-date>
    <dc:date>2022-07-15T23:03:30.751535419</dc:date>
    <meta:editing-duration>PT5H42M37S</meta:editing-duration>
    <meta:editing-cycles>10</meta:editing-cycles>
    <meta:generator>LibreOffice/6.4.7.2$Linux_X86_64 LibreOffice_project/40$Build-2</meta:generator>
    <meta:document-statistic meta:table-count="1" meta:image-count="0" meta:object-count="0" meta:page-count="5" meta:paragraph-count="76" meta:word-count="1123" meta:character-count="7044" meta:non-whitespace-character-count="6017"/>
  </office:meta>
</office:document-meta>
</file>